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1cm"/>
    </style:style>
    <style:style style:name="co2" style:family="table-column">
      <style:table-column-properties fo:break-before="auto" style:column-width="2.974cm"/>
    </style:style>
    <style:style style:name="co3" style:family="table-column">
      <style:table-column-properties fo:break-before="auto" style:column-width="11.16cm"/>
    </style:style>
    <style:style style:name="co4" style:family="table-column">
      <style:table-column-properties fo:break-before="auto" style:column-width="1.808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Description</text:p>
          </table:table-cell>
          <table:table-cell office:value-type="string">
            <text:p>Aka</text:p>
          </table:table-cell>
          <table:table-cell office:value-type="string">
            <text:p>Tags</text:p>
          </table:table-cell>
        </table:table-row>
        <table:table-row table:style-name="ro1">
          <table:table-cell office:value-type="string">
            <text:p>ItID:2</text:p>
          </table:table-cell>
          <table:table-cell office:value-type="string">
            <text:p>Fire extinguisher</text:p>
          </table:table-cell>
          <table:table-cell office:value-type="string">
            <text:p>Stolen from a Space Patrol Cruiser, this gadget is a real eye candy.</text:p>
          </table:table-cell>
          <table:table-cell table:number-columns-repeated="2"/>
        </table:table-row>
        <table:table-row table:style-name="ro1">
          <table:table-cell office:value-type="string">
            <text:p>ItID:3</text:p>
          </table:table-cell>
          <table:table-cell office:value-type="string">
            <text:p>Pocket lint</text:p>
          </table:table-cell>
          <table:table-cell office:value-type="string">
            <text:p>Hal‘s trusty, reliable pocket lint.</text:p>
          </table:table-cell>
          <table:table-cell table:number-columns-repeated="2"/>
        </table:table-row>
        <table:table-row table:style-name="ro1">
          <table:table-cell office:value-type="string">
            <text:p>ItID:1</text:p>
          </table:table-cell>
          <table:table-cell office:value-type="string">
            <text:p>Chessboard</text:p>
          </table:table-cell>
          <table:table-cell office:value-type="string">
            <text:p>Hal's chessboard, source of infinite joy.</text:p>
          </table:table-cell>
          <table:table-cell office:value-type="string">
            <text:p>My game</text:p>
          </table:table-cell>
          <table:table-cell office:value-type="string">
            <text:p>Game, Challeng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6">16.09.2021</text:date>, <text:time>21:23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" meta:object-count="0"/>
    <meta:generator>OpenOffice.org/3.4.1$Win32 OpenOffice.org_project/341m1$Build-9593</meta:generator>
  </office:meta>
</office:document-meta>
</file>